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8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subtitle">
      <style:graphic-properties draw:fill-color="#ffffff" fo:min-height="12.178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  <style:text-properties fo:font-size="42.5999984741211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style:paragraph-properties fo:margin-left="0cm" fo:margin-right="0cm" fo:margin-top="0cm" fo:margin-bottom="0cm" fo:text-align="start" fo:text-indent="0cm"/>
    </style:style>
    <style:style style:name="T1" style:family="text">
      <style:text-properties fo:font-size="42.5999984741211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798cm" presentation:class="title">
          <draw:text-box>
            <text:p>Navigation bar</text:p>
          </draw:text-box>
        </draw:frame>
        <draw:frame presentation:style-name="pr2" draw:text-style-name="P1" draw:layer="layout" svg:width="25.2cm" svg:height="12.178cm" svg:x="1.4cm" svg:y="5.065cm" presentation:class="subtitle">
          <draw:text-box>
            <text:p><text:span text:style-name="T1">Bootstrap navbar component for internal link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3.467cm" svg:x="1.4cm" svg:y="0.798cm" presentation:class="title" presentation:user-transformed="true">
          <draw:text-box>
            <text:p>index.html</text:p>
          </draw:text-box>
        </draw:frame>
        <draw:frame presentation:style-name="pr5" draw:text-style-name="P4" draw:layer="layout" svg:width="25.2cm" svg:height="12.178cm" svg:x="1.4cm" svg:y="5.065cm" presentation:class="subtitle" presentation:user-transformed="true">
          <draw:text-box>
            <text:list text:style-name="L1">
              <text:list-item>
                <text:p text:style-name="P3">Landing page.</text:p>
                <text:p text:style-name="P3"/>
              </text:list-item>
              <text:list-item>
                <text:p text:style-name="P3">Bootstrap container, a custom hero class for the cursive script using a Google font linked in the head. </text:p>
              </text:list-item>
            </text:list>
            <text:p/>
            <text:list text:continue-numbering="true" text:style-name="L1">
              <text:list-item>
                <text:p text:style-name="P3">Bootstrap Jumbotron displaying another quote and author styled by its id in the CSS styleshee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798cm" presentation:class="title">
          <draw:text-box>
            <text:p>bio.html</text:p>
          </draw:text-box>
        </draw:frame>
        <draw:frame presentation:style-name="pr5" draw:text-style-name="P5" draw:layer="layout" svg:width="25.2cm" svg:height="12.178cm" svg:x="0.962cm" svg:y="4.332cm" presentation:class="subtitle" presentation:user-transformed="true">
          <draw:text-box>
            <text:list text:style-name="L1">
              <text:list-item>
                <text:p text:style-name="P3"><text:s/>Media query to affect CSS pseudoclass "before" h1 to display full name on large displays &amp; short name on small displays.</text:p>
                <text:p text:style-name="P3"><text:s/></text:p>
              </text:list-item>
              <text:list-item>
                <text:p text:style-name="P3"><text:s/>Image. </text:p>
                <text:p text:style-name="P3"/>
              </text:list-item>
              <text:list-item>
                <text:p text:style-name="P3"><text:s/>Paragraphs of text styled using Sass inheritance and variable to set background color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3.467cm" svg:x="1.4cm" svg:y="0.798cm" presentation:class="title" presentation:user-transformed="true">
          <draw:text-box>
            <text:p>quotes.html</text:p>
          </draw:text-box>
        </draw:frame>
        <draw:frame presentation:style-name="pr5" draw:text-style-name="P4" draw:layer="layout" svg:width="25.2cm" svg:height="12.178cm" svg:x="1.4cm" svg:y="5.065cm" presentation:class="subtitle" presentation:user-transformed="true">
          <draw:text-box>
            <text:list text:style-name="L1">
              <text:list-item>
                <text:p text:style-name="P6"><text:span text:style-name="T2"><text:s/></text:span><text:span text:style-name="T2">A Bootstrap grid with an image with responsive size and a lead section with a link styled in CSS by child selector.</text:span></text:p>
                <text:p text:style-name="P6"><text:span text:style-name="T2"/></text:p>
              </text:list-item>
              <text:list-item>
                <text:p text:style-name="P6"><text:span text:style-name="T2"><text:s/></text:span><text:span text:style-name="T2">Displays a Bootstrap styled nested list to display the quotes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798cm" presentation:class="title">
          <draw:text-box>
            <text:p>books.html</text:p>
          </draw:text-box>
        </draw:frame>
        <draw:frame presentation:style-name="pr5" draw:text-style-name="P5" draw:layer="layout" svg:width="25.2cm" svg:height="12.178cm" svg:x="1.4cm" svg:y="5.065cm" presentation:class="subtitle">
          <draw:text-box>
            <text:list text:style-name="L1">
              <text:list-item>
                <text:p text:style-name="P3"><text:s/>Bootstrap container with responsive flex layout to display book covers. </text:p>
                <text:p text:style-name="P3"/>
              </text:list-item>
              <text:list-item>
                <text:p text:style-name="P3"><text:s/>Bootstrap styled table with background-color set by a SASS variable and border defined using SASS nesting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5999984741211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29cm" fo:text-indent="0cm"/>
      <style:text-properties fo:font-size="30.3999996185303pt"/>
    </style:style>
    <style:style style:name="BrightBlue-outline3" style:family="presentation" style:parent-style-name="BrightBlue-outline2">
      <style:paragraph-properties fo:margin-left="0cm" fo:margin-right="0cm" fo:margin-top="0cm" fo:margin-bottom="0.32cm" fo:text-indent="0cm"/>
      <style:text-properties fo:font-size="26pt"/>
    </style:style>
    <style:style style:name="BrightBlue-outline4" style:family="presentation" style:parent-style-name="BrightBlue-outline3">
      <style:paragraph-properties fo:margin-left="0cm" fo:margin-right="0cm" fo:margin-top="0cm" fo:margin-bottom="0.213cm" fo:text-indent="0cm"/>
      <style:text-properties fo:font-size="21.7000007629395pt"/>
    </style:style>
    <style:style style:name="BrightBlue-outline5" style:family="presentation" style:parent-style-name="BrightBlue-outline4">
      <style:paragraph-properties fo:margin-left="0cm" fo:margin-right="0cm" fo:margin-top="0cm" fo:margin-bottom="0.104cm" fo:text-indent="0cm"/>
      <style:text-properties fo:font-size="21.7000007629395pt"/>
    </style:style>
    <style:style style:name="BrightBlue-outline6" style:family="presentation" style:parent-style-name="BrightBlue-outline5">
      <style:paragraph-properties fo:margin-left="0cm" fo:margin-right="0cm" fo:margin-top="0cm" fo:margin-bottom="0.104cm" fo:text-indent="0cm"/>
      <style:text-properties fo:font-size="21.7000007629395pt"/>
    </style:style>
    <style:style style:name="BrightBlue-outline7" style:family="presentation" style:parent-style-name="BrightBlue-outline6">
      <style:paragraph-properties fo:margin-left="0cm" fo:margin-right="0cm" fo:margin-top="0cm" fo:margin-bottom="0.104cm" fo:text-indent="0cm"/>
      <style:text-properties fo:font-size="21.7000007629395pt"/>
    </style:style>
    <style:style style:name="BrightBlue-outline8" style:family="presentation" style:parent-style-name="BrightBlue-outline7">
      <style:paragraph-properties fo:margin-left="0cm" fo:margin-right="0cm" fo:margin-top="0cm" fo:margin-bottom="0.104cm" fo:text-indent="0cm"/>
      <style:text-properties fo:font-size="21.7000007629395pt"/>
    </style:style>
    <style:style style:name="BrightBlue-outline9" style:family="presentation" style:parent-style-name="BrightBlue-outline8">
      <style:paragraph-properties fo:margin-left="0cm" fo:margin-right="0cm" fo:margin-top="0cm" fo:margin-bottom="0.104cm" fo:text-indent="0cm"/>
      <style:text-properties fo:font-size="21.700000762939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47.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draw:frame draw:style-name="Mgr3" draw:text-style-name="MP5" draw:layer="backgroundobjects" svg:width="21.651cm" svg:height="4.466cm" svg:x="-0.16cm" svg:y="0.297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798cm" presentation:class="title" presentation:placeholder="true">
        <draw:text-box/>
      </draw:frame>
      <draw:frame presentation:style-name="BrightBlue-outline1" draw:layer="backgroundobjects" svg:width="25.2cm" svg:height="12.178cm" svg:x="1.4cm" svg:y="5.065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4cm" svg:y="19.12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4cm" svg:y="19.12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7T21:48:20.156660300</meta:creation-date>
    <meta:editing-duration>PT38M29S</meta:editing-duration>
    <meta:editing-cycles>3</meta:editing-cycles>
    <meta:generator>LibreOffice/6.0.3.2$Linux_X86_64 LibreOffice_project/00m0$Build-2</meta:generator>
    <dc:title>Bright Blue</dc:title>
    <dc:date>2019-08-27T23:02:17.513122909</dc:date>
    <meta:document-statistic meta:object-count="42"/>
  </office:meta>
</office:document-meta>
</file>